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2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7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5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8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38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412cm"/>
      <style:paragraph-properties style:writing-mode="lr-tb"/>
    </style:style>
    <style:style style:name="gr15" style:family="graphic" style:parent-style-name="objectwithoutfill">
      <style:graphic-properties svg:stroke-width="0.051cm" draw:marker-start-width="0.279cm" draw:marker-end="Arrowheads_20_1" draw:marker-end-width="0.279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fo:font-weight="bold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36cm" svg:height="1.039cm" svg:x="5.935cm" svg:y="0.056cm">
          <draw:text-box>
            <text:p><text:span text:style-name="T1">Organize</text:span></text:p>
            <text:p><text:span text:style-name="T1">workshops</text:span></text:p>
          </draw:text-box>
        </draw:frame>
        <draw:frame draw:style-name="gr2" draw:text-style-name="P1" draw:layer="layout" svg:width="2.729cm" svg:height="1.433cm" svg:x="9.374cm" svg:y="0.056cm">
          <draw:text-box>
            <text:p><text:span text:style-name="T1">Evaluate</text:span></text:p>
            <text:p><text:span text:style-name="T1">requirements</text:span></text:p>
            <text:p><text:span text:style-name="T1">and priorities</text:span></text:p>
          </draw:text-box>
        </draw:frame>
        <draw:frame draw:style-name="gr3" draw:text-style-name="P1" draw:layer="layout" svg:width="1.929cm" svg:height="1.039cm" svg:x="2.205cm" svg:y="3.409cm">
          <draw:text-box>
            <text:p><text:span text:style-name="T1">Prepare</text:span></text:p>
            <text:p><text:span text:style-name="T1">datasets</text:span></text:p>
          </draw:text-box>
        </draw:frame>
        <draw:frame draw:style-name="gr4" draw:text-style-name="P1" draw:layer="layout" svg:width="3.275cm" svg:height="1.433cm" svg:x="10.074cm" svg:y="3.409cm">
          <draw:text-box>
            <text:p><text:span text:style-name="T1">Compare results</text:span></text:p>
            <text:p><text:span text:style-name="T1">from existing</text:span></text:p>
            <text:p><text:span text:style-name="T1">platforms</text:span></text:p>
          </draw:text-box>
        </draw:frame>
        <draw:frame draw:style-name="gr5" draw:text-style-name="P1" draw:layer="layout" svg:width="3.533cm" svg:height="1.433cm" svg:x="5.535cm" svg:y="7.091cm">
          <draw:text-box>
            <text:p><text:span text:style-name="T1">Develop new</text:span></text:p>
            <text:p><text:span text:style-name="T1">features for</text:span></text:p>
            <text:p><text:span text:style-name="T1">existing platforms</text:span></text:p>
          </draw:text-box>
        </draw:frame>
        <draw:frame draw:style-name="gr5" draw:text-style-name="P1" draw:layer="layout" svg:width="3.533cm" svg:height="1.433cm" svg:x="9.974cm" svg:y="7.091cm">
          <draw:text-box>
            <text:p><text:span text:style-name="T1">Test new</text:span></text:p>
            <text:p><text:span text:style-name="T1">features for</text:span></text:p>
            <text:p><text:span text:style-name="T1">existing platforms</text:span></text:p>
          </draw:text-box>
        </draw:frame>
        <draw:frame draw:style-name="gr6" draw:text-style-name="P1" draw:layer="layout" svg:width="3.49cm" svg:height="1.433cm" svg:x="11.174cm" svg:y="10.189cm">
          <draw:text-box>
            <text:p><text:span text:style-name="T1">Plan and prepare</text:span></text:p>
            <text:p><text:span text:style-name="T1">simulation</text:span></text:p>
            <text:p><text:span text:style-name="T1">analyses</text:span></text:p>
          </draw:text-box>
        </draw:frame>
        <draw:frame draw:style-name="gr7" draw:text-style-name="P1" draw:layer="layout" svg:width="2.263cm" svg:height="1.433cm" svg:x="15.375cm" svg:y="10.189cm">
          <draw:text-box>
            <text:p><text:span text:style-name="T1">Conduct</text:span></text:p>
            <text:p><text:span text:style-name="T1">simulation</text:span></text:p>
            <text:p><text:span text:style-name="T1">analyses</text:span></text:p>
          </draw:text-box>
        </draw:frame>
        <draw:frame draw:style-name="gr8" draw:text-style-name="P1" draw:layer="layout" svg:width="4.257cm" svg:height="1.433cm" svg:x="14.375cm" svg:y="4.997cm">
          <draw:text-box>
            <text:p><text:span text:style-name="T1">Decide whether to</text:span></text:p>
            <text:p><text:span text:style-name="T1">prioritize development</text:span></text:p>
            <text:p><text:span text:style-name="T1">of a new platform</text:span></text:p>
          </draw:text-box>
        </draw:frame>
        <draw:frame draw:style-name="gr9" draw:text-style-name="P1" draw:layer="layout" svg:width="3.313cm" svg:height="1.433cm" svg:x="21.69cm" svg:y="10.189cm">
          <draw:text-box>
            <text:p><text:span text:style-name="T1">Transition all</text:span></text:p>
            <text:p><text:span text:style-name="T1">assessments to</text:span></text:p>
            <text:p><text:span text:style-name="T1">new platform(s)</text:span></text:p>
          </draw:text-box>
        </draw:frame>
        <draw:frame draw:style-name="gr10" draw:text-style-name="P1" draw:layer="layout" svg:width="2.83cm" svg:height="1.039cm" svg:x="2.205cm" svg:y="0.056cm">
          <draw:text-box>
            <text:p><text:span text:style-name="T1">Communicate</text:span></text:p>
            <text:p><text:span text:style-name="T1">with experts</text:span></text:p>
          </draw:text-box>
        </draw:frame>
        <draw:frame draw:style-name="gr11" draw:text-style-name="P1" draw:layer="layout" svg:width="1.302cm" svg:height="0.645cm" svg:x="0.086cm" svg:y="1.92cm">
          <draw:text-box>
            <text:p><text:span text:style-name="T1">Start</text:span></text:p>
          </draw:text-box>
        </draw:frame>
        <draw:frame draw:style-name="gr11" draw:text-style-name="P1" draw:layer="layout" svg:width="1.17cm" svg:height="0.645cm" svg:x="25.639cm" svg:y="10.583cm">
          <draw:text-box>
            <text:p><text:span text:style-name="T1">End</text:span></text:p>
          </draw:text-box>
        </draw:frame>
        <draw:frame draw:style-name="gr12" draw:text-style-name="P1" draw:layer="layout" svg:width="4.337cm" svg:height="1.433cm" svg:x="5.035cm" svg:y="3.409cm">
          <draw:text-box>
            <text:p><text:span text:style-name="T1">Develop models</text:span></text:p>
            <text:p><text:span text:style-name="T1">with existing platforms</text:span></text:p>
            <text:p><text:span text:style-name="T1">and fit to datasets</text:span></text:p>
          </draw:text-box>
        </draw:frame>
        <draw:frame draw:style-name="gr13" draw:text-style-name="P1" draw:layer="layout" svg:width="2.883cm" svg:height="1.433cm" svg:x="18.474cm" svg:y="10.189cm">
          <draw:text-box>
            <text:p><text:span text:style-name="T1">Select a</text:span></text:p>
            <text:p><text:span text:style-name="T1">platform for</text:span></text:p>
            <text:p><text:span text:style-name="T1">each stock</text:span></text:p>
          </draw:text-box>
        </draw:frame>
        <draw:frame draw:style-name="gr14" draw:text-style-name="P1" draw:layer="layout" svg:width="1.912cm" svg:height="1.433cm" svg:x="19.416cm" svg:y="4.997cm">
          <draw:text-box>
            <text:p><text:span text:style-name="T1">Develop</text:span></text:p>
            <text:p><text:span text:style-name="T1">a new</text:span></text:p>
            <text:p><text:span text:style-name="T1">platform</text:span></text:p>
          </draw:text-box>
        </draw:frame>
        <draw:line draw:style-name="gr15" draw:text-style-name="P2" draw:layer="layout" svg:x1="1.609cm" svg:y1="0.569cm" svg:x2="2.117cm" svg:y2="0.569cm">
          <text:p/>
        </draw:line>
        <draw:line draw:style-name="gr15" draw:text-style-name="P2" draw:layer="layout" svg:x1="5.296cm" svg:y1="0.569cm" svg:x2="5.804cm" svg:y2="0.569cm">
          <text:p/>
        </draw:line>
        <draw:line draw:style-name="gr15" draw:text-style-name="P2" draw:layer="layout" svg:x1="8.483cm" svg:y1="0.569cm" svg:x2="8.991cm" svg:y2="0.569cm">
          <text:p/>
        </draw:line>
        <draw:line draw:style-name="gr15" draw:text-style-name="P2" draw:layer="layout" svg:x1="1.596cm" svg:y1="3.969cm" svg:x2="2.104cm" svg:y2="3.969cm">
          <text:p/>
        </draw:line>
        <draw:line draw:style-name="gr15" draw:text-style-name="P2" draw:layer="layout" svg:x1="4.283cm" svg:y1="3.969cm" svg:x2="4.791cm" svg:y2="3.969cm">
          <text:p/>
        </draw:line>
        <draw:line draw:style-name="gr15" draw:text-style-name="P2" draw:layer="layout" svg:x1="9.37cm" svg:y1="3.969cm" svg:x2="9.878cm" svg:y2="3.969cm">
          <text:p/>
        </draw:line>
        <draw:line draw:style-name="gr15" draw:text-style-name="P2" draw:layer="layout" svg:x1="9.183cm" svg:y1="7.769cm" svg:x2="9.691cm" svg:y2="7.769cm">
          <text:p/>
        </draw:line>
        <draw:line draw:style-name="gr15" draw:text-style-name="P2" draw:layer="layout" svg:x1="1.609cm" svg:y1="10.869cm" svg:x2="11.078cm" svg:y2="10.869cm">
          <text:p/>
        </draw:line>
        <draw:line draw:style-name="gr15" draw:text-style-name="P2" draw:layer="layout" svg:x1="14.757cm" svg:y1="10.869cm" svg:x2="15.265cm" svg:y2="10.869cm">
          <text:p/>
        </draw:line>
        <draw:line draw:style-name="gr15" draw:text-style-name="P2" draw:layer="layout" svg:x1="1.609cm" svg:y1="7.769cm" svg:x2="5.378cm" svg:y2="7.769cm">
          <text:p/>
        </draw:line>
        <draw:line draw:style-name="gr15" draw:text-style-name="P2" draw:layer="layout" svg:x1="17.844cm" svg:y1="10.869cm" svg:x2="18.352cm" svg:y2="10.869cm">
          <text:p/>
        </draw:line>
        <draw:line draw:style-name="gr15" draw:text-style-name="P2" draw:layer="layout" svg:x1="21.031cm" svg:y1="10.869cm" svg:x2="21.539cm" svg:y2="10.869cm">
          <text:p/>
        </draw:line>
        <draw:line draw:style-name="gr15" draw:text-style-name="P2" draw:layer="layout" svg:x1="25.018cm" svg:y1="10.869cm" svg:x2="25.526cm" svg:y2="10.869cm">
          <text:p/>
        </draw:line>
        <draw:line draw:style-name="gr15" draw:text-style-name="P2" draw:layer="layout" svg:x1="18.757cm" svg:y1="5.669cm" svg:x2="19.265cm" svg:y2="5.669cm">
          <text:p/>
        </draw:line>
        <draw:line draw:style-name="gr15" draw:text-style-name="P2" draw:layer="layout" svg:x1="13.349cm" svg:y1="4.285cm" svg:x2="14.077cm" svg:y2="4.921cm">
          <text:p/>
        </draw:line>
        <draw:line draw:style-name="gr15" draw:text-style-name="P2" draw:layer="layout" svg:x1="13.336cm" svg:y1="7.308cm" svg:x2="14.064cm" svg:y2="6.672cm">
          <text:p/>
        </draw:line>
        <draw:line draw:style-name="gr16" draw:text-style-name="P2" draw:layer="layout" svg:x1="1.609cm" svg:y1="0.539cm" svg:x2="1.609cm" svg:y2="10.902cm">
          <text:p/>
        </draw:lin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6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3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5cm" fo:margin-bottom="0cm" fo:text-indent="0cm"/>
      <style:text-properties fo:font-size="20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7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7cm" fo:margin-bottom="0cm" fo:text-indent="0cm"/>
      <style:text-properties fo:font-size="14.8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2cm" fo:margin-bottom="0cm" fo:text-indent="0cm"/>
      <style:text-properties fo:font-size="14.8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2cm" fo:margin-bottom="0cm" fo:text-indent="0cm"/>
      <style:text-properties fo:font-size="14.8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2cm" fo:margin-bottom="0cm" fo:text-indent="0cm"/>
      <style:text-properties fo:font-size="14.8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2cm" fo:margin-bottom="0cm" fo:text-indent="0cm"/>
      <style:text-properties fo:font-size="14.8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2cm" fo:margin-bottom="0cm" fo:text-indent="0cm"/>
      <style:text-properties fo:font-size="14.8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6.924cm" fo:page-height="11.68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4.032cm" svg:x="1cm" svg:y="3.904cm"/>
      <draw:page-thumbnail draw:layer="backgroundobjects" svg:width="9.294cm" svg:height="4.032cm" svg:x="1cm" svg:y="11.952cm"/>
      <draw:page-thumbnail draw:layer="backgroundobjects" svg:width="9.294cm" svg:height="4.032cm" svg:x="1cm" svg:y="20cm"/>
      <draw:page-thumbnail draw:layer="backgroundobjects" svg:width="9.294cm" svg:height="4.032cm" svg:x="11.295cm" svg:y="3.904cm"/>
      <draw:page-thumbnail draw:layer="backgroundobjects" svg:width="9.294cm" svg:height="4.032cm" svg:x="11.295cm" svg:y="11.952cm"/>
      <draw:page-thumbnail draw:layer="backgroundobjects" svg:width="9.294cm" svg:height="4.032cm" svg:x="11.295cm" svg:y="20cm"/>
    </style:handout-master>
    <style:master-page style:name="Default" style:page-layout-name="PM1" draw:style-name="Mdp1">
      <draw:frame presentation:style-name="Default-title" draw:layer="backgroundobjects" svg:width="24.231cm" svg:height="1.95cm" svg:x="1.346cm" svg:y="0.465cm" presentation:class="title" presentation:placeholder="true">
        <draw:text-box/>
      </draw:frame>
      <draw:frame presentation:style-name="Default-outline1" draw:layer="backgroundobjects" svg:width="24.231cm" svg:height="6.776cm" svg:x="1.346cm" svg:y="2.732cm" presentation:class="outline" presentation:placeholder="true">
        <draw:text-box/>
      </draw:frame>
      <draw:frame presentation:style-name="Mpr1" draw:text-style-name="MP2" draw:layer="backgroundobjects" svg:width="6.272cm" svg:height="0.805cm" svg:x="1.346cm" svg:y="10.64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534cm" svg:height="0.805cm" svg:x="9.207cm" svg:y="10.64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272cm" svg:height="0.805cm" svg:x="19.303cm" svg:y="10.64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6T18:27:58.306117069</meta:creation-date>
    <dc:date>2024-07-26T18:30:49.162400091</dc:date>
    <meta:editing-duration>PT2M51S</meta:editing-duration>
    <meta:editing-cycles>1</meta:editing-cycles>
    <meta:document-statistic meta:object-count="56"/>
    <meta:generator>LibreOffice/7.3.7.2$Linux_X86_64 LibreOffice_project/30$Build-2</meta:generator>
  </office:meta>
</office:document-meta>
</file>